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63e" officeooo:paragraph-rsid="0016663e"/>
    </style:style>
    <style:style style:name="P2" style:family="paragraph" style:parent-style-name="Standard">
      <style:text-properties officeooo:rsid="00181881" officeooo:paragraph-rsid="00181881"/>
    </style:style>
    <style:style style:name="P3" style:family="paragraph" style:parent-style-name="Standard">
      <style:text-properties officeooo:rsid="001a7c4e" officeooo:paragraph-rsid="001a7c4e"/>
    </style:style>
    <style:style style:name="T1" style:family="text">
      <style:text-properties officeooo:rsid="00181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CIe Card: </text:p>
      <text:p text:style-name="P1">This would all be on the same PCIe card. </text:p>
      <text:p text:style-name="P1"/>
      <text:p text:style-name="P1">Bluetuooth chips (3 or 4 with routers to connect either all of the chips to the same device like a bluetooth USB hub, or to connect all the chips to different things), am, fm, vhf, satellite radio, satellite tv transciever, <text:span text:style-name="T1">maybe radar, sonar, <text:s/>and PIC programmer, and it should be a router for local networking infrastructure, just to speed up hardware, with 10 ethernet ports for networking, and maybe a wireless version thats is just meant for local computers to talk to eachother within a few meters or 10’s of meters. 3,4,5,6 axis cnc machine compatibility layer for any software to print to cnc machine, and same with 3d printers. </text:span></text:p>
      <text:p text:style-name="P1"/>
      <text:p text:style-name="P2">If you can’t quite get the speed for 1ms or so latency on all the shit, then build analog circuitry. </text:p>
      <text:p text:style-name="P3">And if that is the case, put in 15 channel oscilloscopes @ 800 GHZ and then modulate it for the computer, and use maybe a tube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16:20.152829774</meta:creation-date>
    <dc:date>2018-02-06T10:24:36.667023983</dc:date>
    <meta:editing-duration>PT8M18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5" meta:word-count="167" meta:character-count="918" meta:non-whitespace-character-count="750"/>
  </office:meta>
</office:document-meta>
</file>